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4.1728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5071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BB_16_Expa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L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 Con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X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,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9638C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X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BUTT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BT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 BT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 BT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/Test BT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Elec_6.3x5.4_Nich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 Voltag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10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rminalBlock_Phoenix_MKDS-1,5-2_1x02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I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-SSD1306-128X64-I2C-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ST_302-S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 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ST_302-S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 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ST_302-S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 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EAGLEBONE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354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niversal_5V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e5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51" meta:object-count="0"/>
    <meta:generator>LibreOffice/7.3.2.2$Windows_X86_64 LibreOffice_project/49f2b1bff42cfccbd8f788c8dc32c1c309559be0</meta:generator>
  </office:meta>
</office:document-meta>
</file>